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Gray_20_-45_20_degrees" draw:fill-hatch-solid="false" draw:textarea-horizontal-align="center" draw:textarea-vertical-align="middle"/>
    </style:style>
    <style:style style:name="gr2" style:family="graphic" style:parent-style-name="standard">
      <style:graphic-properties draw:stroke="none" draw:fill="hatch" draw:fill-hatch-name="Gray_20_45_20_degrees" draw:fill-hatch-solid="fals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0.957cm"/>
    </style:style>
    <style:style style:name="gr4" style:family="graphic" style:parent-style-name="standard">
      <style:graphic-properties draw:stroke="solid" svg:stroke-width="0.01cm" svg:stroke-color="#000000" draw:marker-start-width="0.32cm" draw:marker-end-width="0.32cm" draw:fill="none" draw:fill-color="#ffffff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1cm" svg:stroke-color="#000000" draw:marker-start-width="0.32cm" draw:marker-end-width="0.32cm" draw:fill="none" draw:fill-color="#ffffff" draw:textarea-horizontal-align="left" draw:auto-grow-height="true" draw:auto-grow-width="true" fo:min-height="0.42cm" fo:min-width="19.327cm" fo:padding-top="0.13cm" fo:padding-bottom="0.13cm" fo:padding-left="0.255cm" fo:padding-right="0.255cm"/>
    </style:style>
    <style:style style:name="gr7" style:family="graphic" style:parent-style-name="standard">
      <style:graphic-properties draw:stroke="none" draw:fill="hatch" draw:fill-hatch-name="Gray_20_-45_20_Degrees" draw:fill-hatch-solid="false" draw:textarea-horizontal-align="center" draw:textarea-vertical-align="middle"/>
    </style:style>
    <style:style style:name="P1" style:family="paragraph">
      <style:paragraph-properties fo:text-align="center"/>
      <style:text-properties fo:font-family="Monaco" style:font-family-generic="modern" style:font-pitch="fixed"/>
    </style:style>
    <style:style style:name="P2" style:family="paragraph">
      <style:text-properties fo:font-family="Monaco" style:font-family-generic="modern" style:font-pitch="fixed" fo:font-size="12pt" style:font-size-asian="12pt" style:font-size-complex="12pt"/>
    </style:style>
    <style:style style:name="P3" style:family="paragraph">
      <style:text-properties fo:font-family="Monaco" style:font-family-generic="modern" style:font-pitch="fixed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P4" style:family="paragraph">
      <style:text-properties fo:font-family="Monaco" style:font-family-generic="modern" style:font-pitch="fixed"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family="Monaco" style:font-family-generic="modern" style:font-pitch="fixed" fo:font-size="11pt" style:font-family-asian="Arial" style:font-family-generic-asian="roman" style:font-pitch-asian="variable" style:font-size-asian="11pt" style:font-family-complex="Arial" style:font-family-generic-complex="roman" style:font-pitch-complex="variable" style:font-size-complex="11pt"/>
    </style:style>
    <style:style style:name="P6" style:family="paragraph">
      <style:text-properties fo:font-family="Monaco" style:font-family-generic="modern" style:font-pitch="fixed" fo:font-size="11pt" style:font-size-asian="11pt" style:font-size-complex="11pt"/>
    </style:style>
    <style:style style:name="P7" style:family="paragraph">
      <style:text-properties fo:font-family="Consolas" style:font-style-name="Bold" style:font-family-generic="modern" style:font-pitch="fixed" fo:font-size="11pt" fo:font-weight="bold" style:font-size-asian="11pt" style:font-weight-asian="bold" style:font-size-complex="11pt" style:font-weight-complex="bold"/>
    </style:style>
    <style:style style:name="P8" style:family="paragraph">
      <style:text-properties fo:font-family="Consolas" style:font-style-name="Regular" style:font-family-generic="modern" style:font-pitch="fixed" fo:font-size="11pt" style:font-family-asian="Arial" style:font-family-generic-asian="roman" style:font-pitch-asian="variable" style:font-size-asian="11pt" style:font-family-complex="Arial" style:font-family-generic-complex="roman" style:font-pitch-complex="variable" style:font-size-complex="11pt"/>
    </style:style>
    <style:style style:name="P9" style:family="paragraph">
      <style:text-properties fo:font-family="Consolas" style:font-style-name="Regular" style:font-family-generic="modern" style:font-pitch="fixed" fo:font-size="11pt" style:font-size-asian="11pt" style:font-size-complex="11pt"/>
    </style:style>
    <style:style style:name="P10" style:family="paragraph">
      <style:text-properties fo:font-family="Consolas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" style:family="text">
      <style:text-properties style:use-window-font-color="true" style:text-outline="false" style:text-line-through-style="none" fo:font-family="Monaco" style:font-family-generic="modern" style:font-pitch="fixed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Monaco" style:font-family-generic="modern" style:font-pitch="fixed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T3" style:family="text">
      <style:text-properties fo:font-family="Monaco" style:font-family-generic="modern" style:font-pitch="fixed"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Monaco" style:font-family-generic="modern" style:font-pitch="fixed" fo:font-size="11pt" fo:font-style="normal" fo:text-shadow="none" style:text-underline-style="none" fo:font-weight="bold" style:letter-kerning="true" style:font-family-asian="Arial" style:font-family-generic-asian="roman" style:font-pitch-asian="variable" style:font-size-asian="11pt" style:font-style-asian="normal" style:font-weight-asian="bold" style:font-family-complex="Arial" style:font-family-generic-complex="roman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family="Monaco" style:font-family-generic="modern" style:font-pitch="fixed" fo:font-size="11pt" style:font-family-asian="Arial" style:font-family-generic-asian="roman" style:font-pitch-asian="variable" style:font-size-asian="11pt" style:font-family-complex="Arial" style:font-family-generic-complex="roman" style:font-pitch-complex="variable" style:font-size-complex="11pt"/>
    </style:style>
    <style:style style:name="T6" style:family="text">
      <style:text-properties fo:font-family="Monaco" style:font-family-generic="modern" style:font-pitch="fixed" fo:font-size="11pt" style:font-size-asian="11pt" style:font-size-complex="11pt"/>
    </style:style>
    <style:style style:name="T7" style:family="text">
      <style:text-properties fo:font-family="Monaco" style:font-family-generic="modern" style:font-pitch="fixed" fo:font-size="11pt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family="Consolas" style:font-style-name="Bold" style:font-family-generic="modern" style:font-pitch="fixed" fo:font-size="11pt" fo:font-style="normal" fo:text-shadow="none" style:text-underline-style="none" fo:font-weight="bold" style:letter-kerning="true" style:font-family-asian="Arial" style:font-family-generic-asian="roman" style:font-pitch-asian="variable" style:font-size-asian="11pt" style:font-style-asian="normal" style:font-weight-asian="bold" style:font-family-complex="Arial" style:font-family-generic-complex="roman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family="Consolas" style:font-style-name="Regular" style:font-family-generic="modern" style:font-pitch="fixed" fo:font-size="11pt" style:font-family-asian="Arial" style:font-family-generic-asian="roman" style:font-pitch-asian="variable" style:font-size-asian="11pt" style:font-family-complex="Arial" style:font-family-generic-complex="roman" style:font-pitch-complex="variable" style:font-size-complex="11pt"/>
    </style:style>
    <style:style style:name="T10" style:family="text">
      <style:text-properties fo:font-family="Consolas" style:font-style-name="Regular" style:font-family-generic="modern" style:font-pitch="fixed" fo:font-size="11pt" style:font-size-asian="11pt" style:font-size-complex="11pt"/>
    </style:style>
    <style:style style:name="T11" style:family="text">
      <style:text-properties fo:font-family="Consolas" style:font-family-generic="modern" style:font-pitch="fixed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78cm" svg:height="19cm" svg:x="24.6cm" svg:y="1cm" draw:corner-radius="0.4cm">
          <text:p/>
        </draw:rect>
        <draw:rect draw:style-name="gr2" draw:text-style-name="P1" draw:layer="layout" svg:width="0.78cm" svg:height="19cm" svg:x="25.4cm" svg:y="1cm" draw:corner-radius="0.4cm">
          <text:p/>
        </draw:rect>
        <draw:rect draw:style-name="gr1" draw:text-style-name="P1" draw:layer="layout" svg:width="0.78cm" svg:height="19cm" svg:x="19.2cm" svg:y="1cm" draw:corner-radius="0.4cm">
          <text:p/>
        </draw:rect>
        <draw:rect draw:style-name="gr2" draw:text-style-name="P1" draw:layer="layout" svg:width="0.78cm" svg:height="19cm" svg:x="20cm" svg:y="1cm" draw:corner-radius="0.4cm">
          <text:p/>
        </draw:rect>
        <draw:rect draw:style-name="gr1" draw:text-style-name="P1" draw:layer="layout" svg:width="0.78cm" svg:height="19cm" svg:x="13.9cm" svg:y="1cm" draw:corner-radius="0.4cm">
          <text:p/>
        </draw:rect>
        <draw:rect draw:style-name="gr2" draw:text-style-name="P1" draw:layer="layout" svg:width="0.78cm" svg:height="19cm" svg:x="14.7cm" svg:y="1cm" draw:corner-radius="0.4cm">
          <text:p/>
        </draw:rect>
        <draw:g>
          <draw:rect draw:style-name="gr1" draw:text-style-name="P1" draw:layer="layout" svg:width="0.78cm" svg:height="19cm" svg:x="8.6cm" svg:y="1cm" draw:corner-radius="0.4cm">
            <text:p/>
          </draw:rect>
          <draw:rect draw:style-name="gr2" draw:text-style-name="P1" draw:layer="layout" svg:width="0.78cm" svg:height="19cm" svg:x="9.4cm" svg:y="1cm" draw:corner-radius="0.4cm">
            <text:p/>
          </draw:rect>
        </draw:g>
        <draw:rect draw:style-name="gr1" draw:text-style-name="P1" draw:layer="layout" svg:width="0.78cm" svg:height="19cm" svg:x="3.2cm" svg:y="1cm" draw:corner-radius="0.4cm">
          <text:p/>
        </draw:rect>
        <draw:rect draw:style-name="gr2" draw:text-style-name="P1" draw:layer="layout" svg:width="0.78cm" svg:height="19cm" svg:x="4cm" svg:y="1cm" draw:corner-radius="0.4cm">
          <text:p/>
        </draw:rect>
        <draw:frame draw:style-name="gr3" draw:text-style-name="P2" draw:layer="layout" svg:width="23.362cm" svg:height="0.704cm" svg:x="3.176cm" svg:y="1.338cm">
          <draw:text-box>
            <text:p><text:span text:style-name="T1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 <text:s/></text:span></text:p>
          </draw:text-box>
        </draw:frame>
        <draw:frame draw:style-name="gr3" draw:text-style-name="P2" draw:layer="layout" svg:width="23.362cm" svg:height="0.704cm" svg:x="3.176cm" svg:y="18.777cm">
          <draw:text-box>
            <text:p><text:span text:style-name="T1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 <text:s/></text:span></text:p>
          </draw:text-box>
        </draw:frame>
        <draw:g>
          <draw:frame draw:style-name="gr4" draw:text-style-name="P3" draw:layer="layout" svg:width="23.88cm" svg:height="0.714cm" svg:x="5.352cm" svg:y="2.424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3.936cm" svg:y="2.429cm">
            <draw:text-box>
              <text:p><text:span text:style-name="T3">JAN</text:span></text:p>
            </draw:text-box>
          </draw:frame>
        </draw:g>
        <draw:g>
          <draw:frame draw:style-name="gr6" draw:text-style-name="P3" draw:layer="layout" svg:width="21.594cm" svg:height="0.714cm" svg:x="2.353cm" svg:y="3.82cm">
            <draw:text-box draw:corner-radius="0.4cm">
              <text:p><text:span text:style-name="T1">01 02 03 04 05 06 07 08 09 10 11 12 13 14 15 16 17 18 19 20 21 22 23 24 25 26 27 28</text:span></text:p>
            </draw:text-box>
          </draw:frame>
          <draw:frame draw:style-name="gr5" draw:text-style-name="P2" draw:layer="layout" svg:width="1.264cm" svg:height="0.704cm" svg:x="0.937cm" svg:y="3.825cm">
            <draw:text-box>
              <text:p><text:span text:style-name="T3">FEB</text:span></text:p>
            </draw:text-box>
          </draw:frame>
        </draw:g>
        <draw:g>
          <draw:frame draw:style-name="gr4" draw:text-style-name="P3" draw:layer="layout" svg:width="23.88cm" svg:height="0.714cm" svg:x="2.353cm" svg:y="5.216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0.937cm" svg:y="5.221cm">
            <draw:text-box>
              <text:p><text:span text:style-name="T3">MAR</text:span></text:p>
            </draw:text-box>
          </draw:frame>
        </draw:g>
        <draw:g>
          <draw:frame draw:style-name="gr4" draw:text-style-name="P3" draw:layer="layout" svg:width="23.118cm" svg:height="0.714cm" svg:x="4.655cm" svg:y="6.612cm">
            <draw:text-box draw:corner-radius="0.4cm">
              <text:p><text:span text:style-name="T2">01 02 03 04 05 06 07 08 09 10 11 12 13 14 15 16 17 18 19 20 21 22 23 24 25 26 27 28 29 30</text:span></text:p>
            </draw:text-box>
          </draw:frame>
          <draw:frame draw:style-name="gr5" draw:text-style-name="P2" draw:layer="layout" svg:width="1.264cm" svg:height="0.704cm" svg:x="3.239cm" svg:y="6.617cm">
            <draw:text-box>
              <text:p><text:span text:style-name="T3">APR</text:span></text:p>
            </draw:text-box>
          </draw:frame>
        </draw:g>
        <draw:g>
          <draw:frame draw:style-name="gr4" draw:text-style-name="P3" draw:layer="layout" svg:width="23.88cm" svg:height="0.714cm" svg:x="6.156cm" svg:y="8.008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4.74cm" svg:y="8.013cm">
            <draw:text-box>
              <text:p><text:span text:style-name="T3">MAY</text:span></text:p>
            </draw:text-box>
          </draw:frame>
        </draw:g>
        <draw:g>
          <draw:frame draw:style-name="gr4" draw:text-style-name="P3" draw:layer="layout" svg:width="23.88cm" svg:height="0.714cm" svg:x="3.157cm" svg:y="9.404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1.741cm" svg:y="9.409cm">
            <draw:text-box>
              <text:p><text:span text:style-name="T3">JUN</text:span></text:p>
            </draw:text-box>
          </draw:frame>
        </draw:g>
        <draw:g>
          <draw:frame draw:style-name="gr4" draw:text-style-name="P3" draw:layer="layout" svg:width="23.88cm" svg:height="0.714cm" svg:x="3.158cm" svg:y="10.801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1.742cm" svg:y="10.806cm">
            <draw:text-box>
              <text:p><text:span text:style-name="T3">JUL</text:span></text:p>
            </draw:text-box>
          </draw:frame>
        </draw:g>
        <draw:g>
          <draw:frame draw:style-name="gr4" draw:text-style-name="P3" draw:layer="layout" svg:width="23.88cm" svg:height="0.714cm" svg:x="3.159cm" svg:y="12.197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1.743cm" svg:y="12.202cm">
            <draw:text-box>
              <text:p><text:span text:style-name="T3">AUG</text:span></text:p>
            </draw:text-box>
          </draw:frame>
        </draw:g>
        <draw:g>
          <draw:frame draw:style-name="gr4" draw:text-style-name="P3" draw:layer="layout" svg:width="23.88cm" svg:height="0.714cm" svg:x="3.16cm" svg:y="13.593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1.744cm" svg:y="13.598cm">
            <draw:text-box>
              <text:p><text:span text:style-name="T3">SEP</text:span></text:p>
            </draw:text-box>
          </draw:frame>
        </draw:g>
        <draw:g>
          <draw:frame draw:style-name="gr4" draw:text-style-name="P3" draw:layer="layout" svg:width="23.88cm" svg:height="0.714cm" svg:x="3.161cm" svg:y="14.989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1.745cm" svg:y="14.994cm">
            <draw:text-box>
              <text:p><text:span text:style-name="T3">OCT</text:span></text:p>
            </draw:text-box>
          </draw:frame>
        </draw:g>
        <draw:g>
          <draw:frame draw:style-name="gr4" draw:text-style-name="P3" draw:layer="layout" svg:width="23.88cm" svg:height="0.714cm" svg:x="3.162cm" svg:y="16.385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1.746cm" svg:y="16.39cm">
            <draw:text-box>
              <text:p><text:span text:style-name="T3">NOV</text:span></text:p>
            </draw:text-box>
          </draw:frame>
        </draw:g>
        <draw:g>
          <draw:frame draw:style-name="gr4" draw:text-style-name="P3" draw:layer="layout" svg:width="23.88cm" svg:height="0.714cm" svg:x="3.163cm" svg:y="17.781cm">
            <draw:text-box draw:corner-radius="0.4cm">
              <text:p><text:span text:style-name="T2">01 02 03 04 05 06 07 08 09 10 11 12 13 14 15 16 17 18 19 20 21 22 23 24 25 26 27 28 29 30 31</text:span></text:p>
            </draw:text-box>
          </draw:frame>
          <draw:frame draw:style-name="gr5" draw:text-style-name="P2" draw:layer="layout" svg:width="1.264cm" svg:height="0.704cm" svg:x="1.747cm" svg:y="17.786cm">
            <draw:text-box>
              <text:p><text:span text:style-name="T3">DEC</text:span></text:p>
            </draw:text-box>
          </draw:frame>
        </draw:g>
      </draw:page>
      <draw:page draw:name="page2" draw:style-name="dp1" draw:master-page-name="Default">
        <draw:frame draw:style-name="gr3" draw:text-style-name="P4" draw:layer="layout" svg:width="21.457cm" svg:height="0.696cm" svg:x="3.338cm" svg:y="0.038cm">
          <draw:text-box>
            <text:p><text:span text:style-name="T4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 <text:s/></text:span></text:p>
          </draw:text-box>
        </draw:frame>
        <draw:frame draw:style-name="gr3" draw:text-style-name="P4" draw:layer="layout" svg:width="21.457cm" svg:height="0.696cm" svg:x="3.338cm" svg:y="20.304cm">
          <draw:text-box>
            <text:p><text:span text:style-name="T4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 <text:s/></text:span></text:p>
          </draw:text-box>
        </draw:frame>
        <draw:g>
          <draw:frame draw:style-name="gr4" draw:text-style-name="P5" draw:layer="layout" svg:width="21.933cm" svg:height="0.68cm" svg:x="3.167cm" svg:y="1.612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1.617cm">
            <draw:text-box>
              <text:p><text:span text:style-name="T6">JAN</text:span></text:p>
            </draw:text-box>
          </draw:frame>
          <draw:frame draw:style-name="gr5" draw:text-style-name="P4" draw:layer="layout" svg:width="1.433cm" svg:height="0.696cm" svg:x="0.452cm" svg:y="1.617cm">
            <draw:text-box>
              <text:p><text:span text:style-name="T7">2013</text:span></text:p>
            </draw:text-box>
          </draw:frame>
          <draw:frame draw:style-name="gr5" draw:text-style-name="P4" draw:layer="layout" svg:width="1.433cm" svg:height="0.696cm" svg:x="25.267cm" svg:y="18.804cm">
            <draw:text-box>
              <text:p><text:span text:style-name="T7">2014</text:span></text:p>
            </draw:text-box>
          </draw:frame>
        </draw:g>
        <draw:rect draw:style-name="gr1" draw:text-style-name="P1" draw:layer="layout" svg:width="0.68cm" svg:height="21cm" svg:x="3.32cm" svg:y="0cm" draw:corner-radius="0.4cm">
          <text:p/>
        </draw:rect>
        <draw:rect draw:style-name="gr1" draw:text-style-name="P1" draw:layer="layout" svg:width="0.68cm" svg:height="21cm" svg:x="4.02cm" svg:y="0cm" draw:corner-radius="0.4cm">
          <text:p/>
        </draw:rect>
        <draw:rect draw:style-name="gr1" draw:text-style-name="P1" draw:layer="layout" svg:width="0.68cm" svg:height="21cm" svg:x="8.22cm" svg:y="0cm" draw:corner-radius="0.4cm">
          <text:p/>
        </draw:rect>
        <draw:rect draw:style-name="gr1" draw:text-style-name="P1" draw:layer="layout" svg:width="0.68cm" svg:height="21cm" svg:x="8.92cm" svg:y="0cm" draw:corner-radius="0.4cm">
          <text:p/>
        </draw:rect>
        <draw:rect draw:style-name="gr1" draw:text-style-name="P1" draw:layer="layout" svg:width="0.68cm" svg:height="21cm" svg:x="13.12cm" svg:y="0cm" draw:corner-radius="0.4cm">
          <text:p/>
        </draw:rect>
        <draw:rect draw:style-name="gr1" draw:text-style-name="P1" draw:layer="layout" svg:width="0.68cm" svg:height="21cm" svg:x="13.82cm" svg:y="0cm" draw:corner-radius="0.4cm">
          <text:p/>
        </draw:rect>
        <draw:rect draw:style-name="gr1" draw:text-style-name="P1" draw:layer="layout" svg:width="0.68cm" svg:height="21cm" svg:x="18cm" svg:y="0cm" draw:corner-radius="0.4cm">
          <text:p/>
        </draw:rect>
        <draw:rect draw:style-name="gr1" draw:text-style-name="P1" draw:layer="layout" svg:width="0.68cm" svg:height="21cm" svg:x="18.7cm" svg:y="0cm" draw:corner-radius="0.4cm">
          <text:p/>
        </draw:rect>
        <draw:rect draw:style-name="gr1" draw:text-style-name="P1" draw:layer="layout" svg:width="0.68cm" svg:height="21cm" svg:x="18cm" svg:y="0cm" draw:corner-radius="0.4cm">
          <text:p/>
        </draw:rect>
        <draw:rect draw:style-name="gr1" draw:text-style-name="P1" draw:layer="layout" svg:width="0.68cm" svg:height="21cm" svg:x="18.7cm" svg:y="0cm" draw:corner-radius="0.4cm">
          <text:p/>
        </draw:rect>
        <draw:rect draw:style-name="gr1" draw:text-style-name="P1" draw:layer="layout" svg:width="0.68cm" svg:height="21cm" svg:x="22.92cm" svg:y="0cm" draw:corner-radius="0.4cm">
          <text:p/>
        </draw:rect>
        <draw:rect draw:style-name="gr1" draw:text-style-name="P1" draw:layer="layout" svg:width="0.68cm" svg:height="21cm" svg:x="23.62cm" svg:y="0cm" draw:corner-radius="0.4cm">
          <text:p/>
        </draw:rect>
        <draw:g>
          <draw:frame draw:style-name="gr4" draw:text-style-name="P5" draw:layer="layout" svg:width="21.933cm" svg:height="0.68cm" svg:x="3.167cm" svg:y="3.169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3.174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18.746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18.751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15.631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15.636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17.189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17.194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14.073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14.078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12.516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12.521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10.958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10.963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9.4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9.405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4.727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4.732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7.842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7.847cm">
            <draw:text-box>
              <text:p><text:span text:style-name="T6">JAN</text:span></text:p>
            </draw:text-box>
          </draw:frame>
        </draw:g>
        <draw:g>
          <draw:frame draw:style-name="gr4" draw:text-style-name="P5" draw:layer="layout" svg:width="21.933cm" svg:height="0.68cm" svg:x="3.167cm" svg:y="6.285cm">
            <draw:text-box draw:corner-radius="0.4cm">
              <text:p><text:span text:style-name="T5">01 02 03 04 05 06 07 08 09 10 11 12 13 14 15 16 17 18 19 20 21 22 23 24 25 26 27 28 29 30 31</text:span></text:p>
            </draw:text-box>
          </draw:frame>
          <draw:frame draw:style-name="gr5" draw:text-style-name="P6" draw:layer="layout" svg:width="1.201cm" svg:height="0.67cm" svg:x="1.751cm" svg:y="6.29cm">
            <draw:text-box>
              <text:p><text:span text:style-name="T6">JAN</text:span></text:p>
            </draw:text-box>
          </draw:frame>
        </draw:g>
      </draw:page>
      <draw:page draw:name="page3" draw:style-name="dp1" draw:master-page-name="Default">
        <draw:frame draw:style-name="gr3" draw:text-style-name="P7" draw:layer="layout" svg:width="21.457cm" svg:height="0.708cm" svg:x="3.338cm" svg:y="0.438cm">
          <draw:text-box>
            <text:p><text:span text:style-name="T8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 <text:s/></text:span></text:p>
          </draw:text-box>
        </draw:frame>
        <draw:frame draw:style-name="gr3" draw:text-style-name="P7" draw:layer="layout" svg:width="21.457cm" svg:height="0.708cm" svg:x="3.338cm" svg:y="19.804cm">
          <draw:text-box>
            <text:p><text:span text:style-name="T8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 <text:s/></text:span></text:p>
          </draw:text-box>
        </draw:frame>
        <draw:g>
          <draw:frame draw:style-name="gr4" draw:text-style-name="P8" draw:layer="layout" svg:width="20.375cm" svg:height="0.718cm" svg:x="5.167cm" svg:y="1.612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4.051cm" svg:y="1.617cm">
            <draw:text-box>
              <text:p><text:span text:style-name="T10">JAN</text:span></text:p>
            </draw:text-box>
          </draw:frame>
        </draw:g>
        <draw:frame draw:style-name="gr5" draw:text-style-name="P10" draw:layer="layout" svg:width="1.366cm" svg:height="0.708cm" svg:x="2.952cm" svg:y="1.617cm">
          <draw:text-box>
            <text:p><text:span text:style-name="T11">2013</text:span></text:p>
          </draw:text-box>
        </draw:frame>
        <draw:frame draw:style-name="gr5" draw:text-style-name="P10" draw:layer="layout" svg:width="1.366cm" svg:height="0.708cm" svg:x="23.667cm" svg:y="18.804cm">
          <draw:text-box>
            <text:p><text:span text:style-name="T11">2014</text:span></text:p>
          </draw:text-box>
        </draw:frame>
        <draw:rect draw:style-name="gr2" draw:text-style-name="P1" draw:layer="layout" svg:width="0.68cm" svg:height="21cm" svg:x="3.32cm" svg:y="0cm" draw:corner-radius="0.4cm">
          <text:p/>
        </draw:rect>
        <draw:rect draw:style-name="gr7" draw:text-style-name="P1" draw:layer="layout" svg:width="0.68cm" svg:height="21cm" svg:x="4.02cm" svg:y="0cm" draw:corner-radius="0.4cm">
          <text:p/>
        </draw:rect>
        <draw:rect draw:style-name="gr2" draw:text-style-name="P1" draw:layer="layout" svg:width="0.68cm" svg:height="21cm" svg:x="7.82cm" svg:y="0cm" draw:corner-radius="0.4cm">
          <text:p/>
        </draw:rect>
        <draw:rect draw:style-name="gr7" draw:text-style-name="P1" draw:layer="layout" svg:width="0.68cm" svg:height="21cm" svg:x="8.52cm" svg:y="0cm" draw:corner-radius="0.4cm">
          <text:p/>
        </draw:rect>
        <draw:rect draw:style-name="gr2" draw:text-style-name="P1" draw:layer="layout" svg:width="0.68cm" svg:height="21cm" svg:x="12.42cm" svg:y="0cm" draw:corner-radius="0.4cm">
          <text:p/>
        </draw:rect>
        <draw:rect draw:style-name="gr7" draw:text-style-name="P1" draw:layer="layout" svg:width="0.68cm" svg:height="21cm" svg:x="13.12cm" svg:y="0cm" draw:corner-radius="0.4cm">
          <text:p/>
        </draw:rect>
        <draw:rect draw:style-name="gr2" draw:text-style-name="P1" draw:layer="layout" svg:width="0.68cm" svg:height="21cm" svg:x="16.9cm" svg:y="0cm" draw:corner-radius="0.4cm">
          <text:p/>
        </draw:rect>
        <draw:rect draw:style-name="gr7" draw:text-style-name="P1" draw:layer="layout" svg:width="0.68cm" svg:height="21cm" svg:x="17.6cm" svg:y="0cm" draw:corner-radius="0.4cm">
          <text:p/>
        </draw:rect>
        <draw:rect draw:style-name="gr2" draw:text-style-name="P1" draw:layer="layout" svg:width="0.68cm" svg:height="21cm" svg:x="21.42cm" svg:y="0cm" draw:corner-radius="0.4cm">
          <text:p/>
        </draw:rect>
        <draw:rect draw:style-name="gr7" draw:text-style-name="P1" draw:layer="layout" svg:width="0.68cm" svg:height="21cm" svg:x="22.12cm" svg:y="0cm" draw:corner-radius="0.4cm">
          <text:p/>
        </draw:rect>
        <draw:g>
          <draw:frame draw:style-name="gr4" draw:text-style-name="P8" draw:layer="layout" svg:width="20.375cm" svg:height="0.718cm" svg:x="2.567cm" svg:y="3.169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1.451cm" svg:y="3.174cm">
            <draw:text-box>
              <text:p><text:span text:style-name="T10">FEB</text:span></text:p>
            </draw:text-box>
          </draw:frame>
        </draw:g>
        <draw:g>
          <draw:frame draw:style-name="gr4" draw:text-style-name="P8" draw:layer="layout" svg:width="20.375cm" svg:height="0.718cm" svg:x="3.167cm" svg:y="18.746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2.051cm" svg:y="18.751cm">
            <draw:text-box>
              <text:p><text:span text:style-name="T10">DEC</text:span></text:p>
            </draw:text-box>
          </draw:frame>
        </draw:g>
        <draw:g>
          <draw:frame draw:style-name="gr4" draw:text-style-name="P8" draw:layer="layout" svg:width="20.375cm" svg:height="0.718cm" svg:x="5.167cm" svg:y="15.631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4.051cm" svg:y="15.636cm">
            <draw:text-box>
              <text:p><text:span text:style-name="T10">OCT</text:span></text:p>
            </draw:text-box>
          </draw:frame>
        </draw:g>
        <draw:g>
          <draw:frame draw:style-name="gr4" draw:text-style-name="P8" draw:layer="layout" svg:width="20.375cm" svg:height="0.718cm" svg:x="2.567cm" svg:y="17.189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1.451cm" svg:y="17.194cm">
            <draw:text-box>
              <text:p><text:span text:style-name="T10">NOV</text:span></text:p>
            </draw:text-box>
          </draw:frame>
        </draw:g>
        <draw:g>
          <draw:frame draw:style-name="gr4" draw:text-style-name="P8" draw:layer="layout" svg:width="20.375cm" svg:height="0.718cm" svg:x="3.867cm" svg:y="14.073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2.751cm" svg:y="14.078cm">
            <draw:text-box>
              <text:p><text:span text:style-name="T10">SEP</text:span></text:p>
            </draw:text-box>
          </draw:frame>
        </draw:g>
        <draw:g>
          <draw:frame draw:style-name="gr4" draw:text-style-name="P8" draw:layer="layout" svg:width="20.375cm" svg:height="0.718cm" svg:x="1.867cm" svg:y="12.516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0.751cm" svg:y="12.521cm">
            <draw:text-box>
              <text:p><text:span text:style-name="T10">AUG</text:span></text:p>
            </draw:text-box>
          </draw:frame>
        </draw:g>
        <draw:g>
          <draw:frame draw:style-name="gr4" draw:text-style-name="P8" draw:layer="layout" svg:width="20.375cm" svg:height="0.718cm" svg:x="4.467cm" svg:y="10.958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3.351cm" svg:y="10.963cm">
            <draw:text-box>
              <text:p><text:span text:style-name="T10">JUL</text:span></text:p>
            </draw:text-box>
          </draw:frame>
        </draw:g>
        <draw:g>
          <draw:frame draw:style-name="gr4" draw:text-style-name="P8" draw:layer="layout" svg:width="20.375cm" svg:height="0.718cm" svg:x="3.167cm" svg:y="9.4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2.051cm" svg:y="9.405cm">
            <draw:text-box>
              <text:p><text:span text:style-name="T10">JUN</text:span></text:p>
            </draw:text-box>
          </draw:frame>
        </draw:g>
        <draw:g>
          <draw:frame draw:style-name="gr4" draw:text-style-name="P8" draw:layer="layout" svg:width="20.375cm" svg:height="0.718cm" svg:x="2.567cm" svg:y="4.727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1.451cm" svg:y="4.732cm">
            <draw:text-box>
              <text:p><text:span text:style-name="T10">MAR</text:span></text:p>
            </draw:text-box>
          </draw:frame>
        </draw:g>
        <draw:g>
          <draw:frame draw:style-name="gr4" draw:text-style-name="P8" draw:layer="layout" svg:width="20.375cm" svg:height="0.718cm" svg:x="5.767cm" svg:y="7.842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4.651cm" svg:y="7.847cm">
            <draw:text-box>
              <text:p><text:span text:style-name="T10">MAY</text:span></text:p>
            </draw:text-box>
          </draw:frame>
        </draw:g>
        <draw:g>
          <draw:frame draw:style-name="gr4" draw:text-style-name="P8" draw:layer="layout" svg:width="20.375cm" svg:height="0.718cm" svg:x="4.467cm" svg:y="6.285cm">
            <draw:text-box draw:corner-radius="0.4cm">
              <text:p><text:span text:style-name="T9">01 02 03 04 05 06 07 08 09 10 11 12 13 14 15 16 17 18 19 20 21 22 23 24 25 26 27 28 29 30 31</text:span></text:p>
            </draw:text-box>
          </draw:frame>
          <draw:frame draw:style-name="gr5" draw:text-style-name="P9" draw:layer="layout" svg:width="1.15cm" svg:height="0.708cm" svg:x="3.351cm" svg:y="6.29cm">
            <draw:text-box>
              <text:p><text:span text:style-name="T10">AP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Gray_20_-45_20_Degrees" draw:display-name="Gray -45 Degrees" draw:style="single" draw:color="#808080" draw:distance="0.1cm" draw:rotation="3150"/>
    <draw:hatch draw:name="Gray_20_-45_20_degrees" draw:display-name="Gray -45 degrees" draw:style="single" draw:color="#c0c0c0" draw:distance="0.1cm" draw:rotation="3150"/>
    <draw:hatch draw:name="Gray_20_45_20_degrees" draw:display-name="Gray 45 degrees" draw:style="single" draw:color="#c0c0c0" draw:distance="0.1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ke Hayes</meta:initial-creator>
    <meta:creation-date>2013-01-07T20:22:59</meta:creation-date>
    <dc:date>2013-01-14T14:35:01.97</dc:date>
    <dc:creator>mike hayes</dc:creator>
    <meta:editing-duration>P1DT20H34M6S</meta:editing-duration>
    <meta:editing-cycles>3</meta:editing-cycles>
    <meta:generator>Oracle_Open_Office/3.3$Win32 OpenOffice.org_project/330m7$Build-9552</meta:generator>
    <meta:printed-by>mike hayes</meta:printed-by>
    <meta:print-date>2013-01-11T10:01:35</meta:print-date>
    <meta:document-statistic meta:object-count="151"/>
  </office:meta>
</office:document-meta>
</file>